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ReferenceImpl.StaticReferenceImpl( List &lt; InternalEndpoint &gt;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ferenceImpl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ferenceImpl.cho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ferenceImpl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